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00000005E209109F3955B91B2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10.485cm" style:rel-column-width="40417*"/>
    </style:style>
    <style:style style:name="Table1.C" style:family="table-column">
      <style:table-column-properties style:column-width="3.11cm" style:rel-column-width="119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StatoDocumento" style:family="table">
      <style:table-properties style:width="17cm" table:align="margins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0b27d4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officeooo:paragraph-rsid="0108a47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P9" style:family="paragraph" style:parent-style-name="Table_20_Contents">
      <style:text-properties officeooo:rsid="000cb2de" officeooo:paragraph-rsid="02c5816a"/>
    </style:style>
    <style:style style:name="P10" style:family="paragraph" style:parent-style-name="Table_20_Contents">
      <style:text-properties fo:font-variant="normal" fo:text-transform="none" officeooo:paragraph-rsid="02c5816a"/>
    </style:style>
    <style:style style:name="P11" style:family="paragraph" style:parent-style-name="Table_20_Contents">
      <style:text-properties style:text-line-through-style="none" style:text-line-through-type="none" officeooo:rsid="01a80ceb" officeooo:paragraph-rsid="01a80ceb"/>
    </style:style>
    <style:style style:name="P12" style:family="paragraph" style:parent-style-name="Table_20_Contents">
      <style:paragraph-properties fo:text-align="center" style:justify-single-word="false"/>
      <style:text-properties officeooo:rsid="01a80ceb" officeooo:paragraph-rsid="01a80ceb"/>
    </style:style>
    <style:style style:name="P13" style:family="paragraph" style:parent-style-name="Table_20_Contents">
      <style:paragraph-properties fo:text-align="end" style:justify-single-word="false"/>
      <style:text-properties officeooo:rsid="01a80ceb" officeooo:paragraph-rsid="01a80ceb"/>
    </style:style>
    <style:style style:name="P14" style:family="paragraph" style:parent-style-name="Table_20_Contents">
      <style:text-properties style:font-name="Verdana" fo:font-size="12pt" fo:font-weight="normal" officeooo:rsid="0013b0d7" officeooo:paragraph-rsid="02c5816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officeooo:paragraph-rsid="02c5816a"/>
    </style:style>
    <style:style style:name="P16" style:family="paragraph" style:parent-style-name="Standard">
      <style:text-properties officeooo:paragraph-rsid="000c5882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c5882" officeooo:paragraph-rsid="000c5882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rsid="000c5882" officeooo:paragraph-rsid="000c588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c5882" officeooo:paragraph-rsid="02c5816a" style:font-weight-asian="bold" style:font-weight-complex="bold"/>
    </style:style>
    <style:style style:name="P21" style:family="paragraph" style:parent-style-name="Standard">
      <style:text-properties officeooo:rsid="000f5e0a" officeooo:paragraph-rsid="000f5e0a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0c5882" officeooo:paragraph-rsid="000c5882" style:font-style-asian="italic" style:font-style-complex="italic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fo:font-weight="bold" officeooo:rsid="000c5882" officeooo:paragraph-rsid="02c5816a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style:font-name="Verdana" fo:font-size="12pt" fo:font-weight="normal" officeooo:rsid="0013b0d7" style:font-size-asian="12pt" style:font-weight-asian="normal" style:font-size-complex="12pt" style:font-weight-complex="normal"/>
    </style:style>
    <style:style style:name="P27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80f665" style:font-size-asian="24pt" style:font-weight-asian="bold" style:font-size-complex="24pt" style:font-weight-complex="bold"/>
    </style:style>
    <style:style style:name="P28" style:family="paragraph" style:parent-style-name="Header">
      <style:paragraph-properties fo:text-align="center" style:justify-single-word="false"/>
      <style:text-properties fo:font-variant="small-caps" fo:font-size="16pt" fo:font-style="italic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Table_20_Contents">
      <style:paragraph-properties fo:break-before="page"/>
      <style:text-properties style:font-name="Verdana" fo:font-size="12pt" fo:font-weight="normal" officeooo:rsid="0013b0d7" officeooo:paragraph-rsid="0015c8e2" style:font-size-asian="12pt" style:font-weight-asian="normal" style:font-size-complex="12pt" style:font-weight-complex="normal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Text_20_body">
      <style:paragraph-properties fo:text-align="justify" style:justify-single-word="false"/>
      <style:text-properties officeooo:rsid="02b59a3e" officeooo:paragraph-rsid="02efd89b" fo:background-color="transparent"/>
    </style:style>
    <style:style style:name="P32" style:family="paragraph" style:parent-style-name="Text_20_body">
      <style:paragraph-properties fo:text-align="justify" style:justify-single-word="false"/>
      <style:text-properties officeooo:rsid="02ff14a1" officeooo:paragraph-rsid="02ff14a1" fo:background-color="transparent"/>
    </style:style>
    <style:style style:name="P33" style:family="paragraph" style:parent-style-name="Text_20_body">
      <style:paragraph-properties fo:text-align="justify" style:justify-single-word="false"/>
      <style:text-properties officeooo:rsid="02ff14a1" officeooo:paragraph-rsid="02ff14a1"/>
    </style:style>
    <style:style style:name="P3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2ff14a1"/>
    </style:style>
    <style:style style:name="P3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2ff14a1"/>
    </style:style>
    <style:style style:name="P36" style:family="paragraph" style:parent-style-name="Heading_20_1">
      <style:text-properties officeooo:rsid="02bc36a3" officeooo:paragraph-rsid="02efd89b"/>
    </style:style>
    <style:style style:name="P37" style:family="paragraph" style:parent-style-name="Heading_20_1" style:master-page-name="Standard">
      <style:paragraph-properties style:page-number="auto" fo:break-before="page"/>
      <style:text-properties officeooo:rsid="029914f5" officeooo:paragraph-rsid="02efd89b" fo:background-color="transparen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230b2d5"/>
    </style:style>
    <style:style style:name="T4" style:family="text">
      <style:text-properties officeooo:rsid="0015e545"/>
    </style:style>
    <style:style style:name="T5" style:family="text">
      <style:text-properties officeooo:rsid="0106fa8c"/>
    </style:style>
    <style:style style:name="T6" style:family="text">
      <style:text-properties officeooo:rsid="01082576"/>
    </style:style>
    <style:style style:name="T7" style:family="text">
      <style:text-properties officeooo:rsid="02b91973"/>
    </style:style>
    <style:style style:name="T8" style:family="text">
      <style:text-properties officeooo:rsid="02ba9df4"/>
    </style:style>
    <style:style style:name="T9" style:family="text">
      <style:text-properties officeooo:rsid="02c5816a"/>
    </style:style>
    <style:style style:name="T10" style:family="text">
      <style:text-properties officeooo:rsid="02eed059"/>
    </style:style>
    <style:style style:name="T11" style:family="text">
      <style:text-properties officeooo:rsid="02ff14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0"/>
      <text:p text:style-name="Standard"/>
      <text:p text:style-name="P27"/>
      <text:p text:style-name="P27"><text:user-defined style:data-style-name="N0" text:name="Progetto">GovPay</text:user-defined><text:span text:style-name="T10"> </text:span><text:span text:style-name="T10"><text:user-defined style:data-style-name="N0" text:name="Versione Prodotto">2.4</text:user-defined></text:span></text:p>
      <text:p text:style-name="P28"><text:user-defined style:data-style-name="N0" text:name="Descrizione Progetto">Servizi di Intermediazione al Nodo dei Pagamenti della PA</text:user-defined></text:p>
      <text:p text:style-name="Standard"/>
      <text:p text:style-name="Standard"/>
      <text:p text:style-name="Standard"/>
      <text:p text:style-name="Standard"/>
      <text:p text:style-name="Standard"/>
      <text:p text:style-name="P25"><text:file-name text:display="name">GovPay-ManualeIntegrazioneREST</text:file-name></text:p>
      <text:p text:style-name="P25"/>
      <text:p text:style-name="P17"><text:user-defined style:data-style-name="N0" text:name="Titolo Documento">Manuale Integrazione REST</text:user-defined></text:p>
      <text:p text:style-name="P18"/>
      <text:p text:style-name="P22"><text:span text:style-name="T5">del </text:span><text:user-defined style:data-style-name="N36" text:name="Data Redazione">01/07/2017</text:user-defined> <text:span text:style-name="T4">- ver. </text:span><text:user-defined style:data-style-name="N0" text:name="Versione Documento">2.0</text:user-defined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6">ATTORI</text:span> DEL DOCUMENTO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Redatto da</text:p>
          </table:table-cell>
          <table:table-cell table:style-name="Table1.A1" office:value-type="string">
            <text:p text:style-name="P10"><text:user-defined style:data-style-name="N0" text:name="Redatto da">Lorenzo Nardi</text:user-defined></text:p>
          </table:table-cell>
          <table:table-cell table:style-name="Table1.C1" office:value-type="string">
            <text:p text:style-name="P15"><text:user-defined style:data-style-name="N36" text:name="Data Redazione">01/07/2017</text:user-defined></text:p>
          </table:table-cell>
        </table:table-row>
      </table:table>
      <text:p text:style-name="P14"/>
      <text:p text:style-name="Standard"/>
      <text:p text:style-name="Standard"/>
      <text:p text:style-name="P19">STATO DEL DOCUMENTO</text:p>
      <text:p text:style-name="P23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4"><text:span text:style-name="T9">VER</text:span>.</text:p>
          </table:table-cell>
          <table:table-cell table:style-name="StatoDocumento.A1" office:value-type="string">
            <text:p text:style-name="P3">DESCRIZIONE</text:p>
          </table:table-cell>
          <table:table-cell table:style-name="StatoDocumento.C1" office:value-type="string">
            <text:p text:style-name="P4">DATA</text:p>
          </table:table-cell>
        </table:table-row>
        <table:table-row>
          <table:table-cell table:style-name="StatoDocumento.A2" office:value-type="string">
            <text:p text:style-name="P12"><text:span text:style-name="T9">1.</text:span>0</text:p>
          </table:table-cell>
          <table:table-cell table:style-name="StatoDocumento.A2" office:value-type="string">
            <text:p text:style-name="P11">Rilascio prima versione</text:p>
          </table:table-cell>
          <table:table-cell table:style-name="StatoDocumento.C2" office:value-type="string">
            <text:p text:style-name="P13"><text:span text:style-name="T9">02</text:span>/0<text:span text:style-name="T9">6</text:span>/2016</text:p>
          </table:table-cell>
        </table:table-row>
      </table:table>
      <text:p text:style-name="P26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38"><text:a xlink:type="simple" xlink:href="#__RefHeading___Toc1463_1420172095" text:style-name="Index_20_Link" text:visited-style-name="Index_20_Link">1 Introduzione<text:tab/>3</text:a></text:p>
          <text:p text:style-name="P38"><text:a xlink:type="simple" xlink:href="#__RefHeading___Toc12627_1634341470" text:style-name="Index_20_Link" text:visited-style-name="Index_20_Link">2 GovPay API<text:tab/>3</text:a></text:p>
        </text:index-body>
      </text:table-of-content>
      <text:p text:style-name="P21"/>
      <text:p text:style-name="P21"/>
      <text:h text:style-name="P37" text:outline-level="1"><text:bookmark-start text:name="__RefHeading___Toc1463_1420172095"/>Introduzione<text:bookmark-end text:name="__RefHeading___Toc1463_1420172095"/></text:h>
      <text:p text:style-name="P31">In questo documento viene descritto un<text:span text:style-name="T7">a</text:span> <text:span text:style-name="T7">API</text:span> <text:span text:style-name="T8">semplificata </text:span>di integrazione <text:span text:style-name="T8">(GovPay API), basata su Json e HTTP.</text:span></text:p>
      <text:p text:style-name="P32">La API verra' gradualmente integrata con le operazioni attualmente disponibili tramite interfaccia SOAP fino a renderla equivalente.</text:p>
      <text:h text:style-name="P36" text:outline-level="1"><text:bookmark-start text:name="__RefHeading___Toc12627_1634341470"/>GovPay API<text:bookmark-end text:name="__RefHeading___Toc12627_1634341470"/></text:h>
      <text:p text:style-name="P33">Per il dettaglio sulle operazioni disponibili, la loro semantica e sintassi, si rimanda alla documentazione swagger disponibile direttamente in govpay:</text:p>
      <text:p text:style-name="P35"><text:a xlink:type="simple" xlink:href="http://{govpayhost}/govpay/" text:style-name="Internet_20_link" text:visited-style-name="Visited_20_Internet_20_Link"><text:span text:style-name="T11">http://{govpayhost}/govpay/</text:span></text:a></text:p>
      <text:p text:style-name="P33">Qualora non si disponga di un'installazione, e' disponibile un'istanza in </text:p>
      <text:p text:style-name="P34"><text:a xlink:type="simple" xlink:href="http://serviziclienti.link.it/govpay-api/" text:style-name="Internet_20_link" text:visited-style-name="Visited_20_Internet_20_Link"><text:span text:style-name="T11">http://serviziclienti.link.it/govpay-ap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.5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normal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ile_20_Titolo_20_1_20__2b__20_Interlinea_20_minima_20_12_20_pt1" style:display-name="Stile Titolo 1 + Interlinea minima 12 pt1" style:family="paragraph" style:parent-style-name="Heading_20_1" style:default-outline-level="1" style:list-style-name="">
      <style:paragraph-properties fo:margin-top="1.27cm" fo:margin-bottom="0.212cm" loext:contextual-spacing="false" style:line-height-at-least="0.423cm"/>
      <style:text-properties fo:text-transform="uppercase" style:font-name-complex="Times New Roman1" style:font-family-complex="'Times New Roman'" style:font-family-generic-complex="roman" style:font-pitch-complex="variable" style:font-size-complex="10pt"/>
    </style:style>
    <style:style style:name="Modifica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orphans="0" fo:widows="0" fo:text-indent="0.501cm" style:auto-text-indent="false"/>
      <style:text-properties style:font-name="Palatino" fo:font-family="Palatino, 'Book Antiqua'" style:font-family-generic="roman" style:font-pitch="variable" fo:font-size="11pt" fo:language="it" fo:country="IT" style:font-size-asian="11pt" style:font-name-complex="Palatino" style:font-family-complex="Palatino, 'Book Antiqua'" style:font-family-generic-complex="roman" style:font-pitch-complex="variable" style:font-size-complex="10pt"/>
    </style:style>
    <style:style style:name="Stile_20_Titolo_20_2_20__2b__20_prima_20_9_20_pt" style:display-name="Stile Titolo 2 + prima 9 pt" style:family="paragraph" style:parent-style-name="Heading_20_2" style:default-outline-level="" style:list-style-name="">
      <style:paragraph-properties fo:margin-top="0.635cm" fo:margin-bottom="0.106cm" loext:contextual-spacing="false"/>
      <style:text-properties style:font-name-complex="Times New Roman1" style:font-family-complex="'Times New Roman'" style:font-family-generic-complex="roman" style:font-pitch-complex="variable" style:font-size-complex="10pt"/>
    </style:style>
    <style:style style:name="Stile_20_Giustificato" style:display-name="Stile Giustificato" style:family="paragraph" style:parent-style-name="Standard">
      <style:paragraph-properties fo:margin-top="0.106cm" fo:margin-bottom="0.106cm" loext:contextual-spacing="false"/>
      <style:text-properties style:font-name="Verdana1" fo:font-family="Verdana" style:font-family-generic="swiss" style:font-pitch="variable" fo:font-size="11pt" style:font-size-asian="11pt" style:font-name-complex="Verdana1" style:font-family-complex="Verdana" style:font-family-generic-complex="swiss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a" style:family="paragraph" style:parent-style-name="Caption" style:master-page-name="">
      <style:paragraph-properties fo:margin-left="0.101cm" fo:margin-right="0cm" fo:text-indent="0cm" style:auto-text-indent="false" style:page-number="auto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swiss" fo:font-size="12pt" style:font-size-asian="12pt"/>
    </style:style>
    <style:style style:name="Header_20_left" style:display-name="Header left" style:family="paragraph" style:parent-style-name="Standard" style:class="extra"/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itolo_20_2" style:display-name="Titolo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itolo_20_3" style:display-name="Titolo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1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1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1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1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1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1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1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1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1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1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1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1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1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1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1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1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1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1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1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1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1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1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1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1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1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1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1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1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1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1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1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1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1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1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1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1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1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1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1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1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1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1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1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1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1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1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1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1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1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1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1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1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1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1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1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1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1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1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1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1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1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1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1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1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1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1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1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1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1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1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1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1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1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1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1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1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1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1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1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1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1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1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1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1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1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1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1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1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1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1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1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1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1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1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1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1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1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1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1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1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1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1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1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1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95cm" style:rel-column-width="9233*"/>
    </style:style>
    <style:style style:name="Table3.B" style:family="table-column">
      <style:table-column-properties style:column-width="6.466cm" style:rel-column-width="24927*"/>
    </style:style>
    <style:style style:name="Table3.C" style:family="table-column">
      <style:table-column-properties style:column-width="8.139cm" style:rel-column-width="3137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9cm" style:rel-column-width="11559*"/>
    </style:style>
    <style:style style:name="Table4.B" style:family="table-column">
      <style:table-column-properties style:column-width="11.677cm" style:rel-column-width="45013*"/>
    </style:style>
    <style:style style:name="Table4.C" style:family="table-column">
      <style:table-column-properties style:column-width="2.325cm" style:rel-column-width="89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0b27d4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officeooo:paragraph-rsid="0108a47f"/>
    </style:style>
    <style:style style:name="MP5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MP6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230b2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7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1cm" fo:margin-left="0cm" fo:margin-right="0cm" fo:margin-bottom="0.762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38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53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user-defined style:data-style-name="N0" text:name="Progetto">GovPay</text:user-defined></text:p>
            </table:table-cell>
            <table:table-cell table:style-name="Table3.C1" office:value-type="string">
              <text:p text:style-name="MP3"><text:user-defined style:data-style-name="N0" text:name="Titolo Documento">Manuale Integrazione REST</text:user-defined></text:p>
              <text:p text:style-name="MP4"><text:span text:style-name="MT1">Rev. </text:span><text:span text:style-name="MT2"><text:user-defined style:data-style-name="N0" text:name="Versione Documento">2.0</text:user-defined></text:span><text:span text:style-name="MT1"> del </text:span><text:span text:style-name="MT2"><text:user-defined style:data-style-name="N36" text:name="Data Redazione">01/07/2017</text:user-defined>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><text:user-defined style:data-style-name="N0" text:name="Sigla Documento">GovPay-Rest</text:user-defined></text:p>
            </table:table-cell>
            <table:table-cell table:style-name="Table4.A1" office:value-type="string">
              <text:p text:style-name="MP5"><text:span text:style-name="MT3">Ver. </text:span><text:span text:style-name="MT3"><text:user-defined style:data-style-name="N0" text:name="Versione Documento">2.0</text:user-defined></text:span><text:span text:style-name="MT3"> del </text:span><text:span text:style-name="MT3"><text:user-defined style:data-style-name="N36" text:name="Data Redazione">01/07/2017</text:user-defined></text:span></text:p>
            </table:table-cell>
            <table:table-cell table:style-name="Table4.C1" office:value-type="string">
              <text:p text:style-name="MP6"><text:page-number text:select-page="current">3</text:page-number> / <text:page-count>3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_20_left"><draw:frame draw:style-name="Mfr1" draw:name="Image1" text:anchor-type="paragraph" svg:x="0cm" svg:y="-1.111cm" svg:width="17cm" svg:height="2.268cm" draw:z-index="0"><draw:image xlink:href="Pictures/10000000000002C00000005E209109F3955B91B2.gif" xlink:type="simple" xlink:show="embed" xlink:actuate="onLoad"/></draw:frame></text:p>
      </style:header-first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0:49:56.013606546</meta:creation-date>
    <meta:editing-cycles>1</meta:editing-cycles>
    <meta:editing-duration>P0D</meta:editing-duration>
    <meta:generator>LibreOffice/5.0.6.2$Linux_X86_64 LibreOffice_project/00$Build-2</meta:generator>
    <dc:title>GovPay Loader - Analisi Funzionale</dc:title>
    <dc:subject>Analisi delle funzionalità necessarie al caricamento massivo di tributi</dc:subject>
    <meta:document-statistic meta:table-count="4" meta:image-count="1" meta:object-count="0" meta:page-count="3" meta:paragraph-count="33" meta:word-count="134" meta:character-count="961" meta:non-whitespace-character-count="861"/>
    <meta:user-defined meta:name="Approvato da">Tito Flagella</meta:user-defined>
    <meta:user-defined meta:name="Data Approvazione" meta:value-type="date">2017-07-01</meta:user-defined>
    <meta:user-defined meta:name="Data Redazione" meta:value-type="date">2017-07-01</meta:user-defined>
    <meta:user-defined meta:name="Descrizione Progetto">Servizi di Intermediazione al Nodo dei Pagamenti della PA</meta:user-defined>
    <meta:user-defined meta:name="Progetto" meta:value-type="string">GovPay</meta:user-defined>
    <meta:user-defined meta:name="Redatto da" meta:value-type="string">Lorenzo Nardi</meta:user-defined>
    <meta:user-defined meta:name="Sigla Documento" meta:value-type="string">GovPay-Rest</meta:user-defined>
    <meta:user-defined meta:name="Sigla Progetto" meta:value-type="string">GovPay</meta:user-defined>
    <meta:user-defined meta:name="Titolo Documento" meta:value-type="string">Manuale Integrazione REST</meta:user-defined>
    <meta:user-defined meta:name="Versione Documento" meta:value-type="string">2.0</meta:user-defined>
    <meta:user-defined meta:name="Versione Prodotto" meta:value-type="string">2.4</meta:user-defined>
  </office:meta>
</office:document-meta>
</file>